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Dashed_20__28_var_29_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Tunga" style:font-pitch="variable" fo:font-size="14pt" style:font-size-asian="14pt" style:font-size-complex="14pt"/>
    </style:style>
    <style:style style:name="P3" style:family="paragraph">
      <style:text-properties fo:font-family="Tunga" style:font-pitch="variable" fo:font-size="14pt" style:font-size-asian="14pt" style:font-size-complex="14pt"/>
    </style:style>
    <style:style style:name="T1" style:family="text">
      <style:text-properties fo:font-family="Tunga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cm" svg:y1="13.865cm" svg:x2="20.59cm" svg:y2="13.865cm">
          <text:p/>
        </draw:line>
        <draw:rect draw:style-name="gr2" draw:text-style-name="P1" draw:layer="layout" svg:width="4.445cm" svg:height="1.64cm" svg:x="1cm" svg:y="1.9cm">
          <text:p/>
        </draw:rect>
        <draw:frame draw:style-name="gr3" draw:text-style-name="P3" draw:layer="layout" svg:width="4.473cm" svg:height="1.077cm" svg:x="1cm" svg:y="1.1cm">
          <draw:text-box>
            <text:p text:style-name="P2"><text:span text:style-name="T1">BLOCK NUMBER</text:span></text:p>
          </draw:text-box>
        </draw:frame>
        <draw:rect draw:style-name="gr2" draw:text-style-name="P1" draw:layer="layout" svg:width="4.445cm" svg:height="1.64cm" svg:x="5.901cm" svg:y="1.9cm">
          <text:p/>
        </draw:rect>
        <draw:frame draw:style-name="gr3" draw:text-style-name="P3" draw:layer="layout" svg:width="3.978cm" svg:height="1.077cm" svg:x="6.101cm" svg:y="1.1cm">
          <draw:text-box>
            <text:p text:style-name="P2"><text:span text:style-name="T1">ITEM NUMBER</text:span></text:p>
          </draw:text-box>
        </draw:frame>
        <draw:rect draw:style-name="gr2" draw:text-style-name="P1" draw:layer="layout" svg:width="4.445cm" svg:height="1.64cm" svg:x="15.901cm" svg:y="1.9cm">
          <text:p/>
        </draw:rect>
        <draw:frame draw:style-name="gr3" draw:text-style-name="P3" draw:layer="layout" svg:width="5.209cm" svg:height="1.077cm" svg:x="15.501cm" svg:y="1.1cm">
          <draw:text-box>
            <text:p text:style-name="P2"><text:span text:style-name="T1">CONTROL NUMBER</text:span></text:p>
          </draw:text-box>
        </draw:frame>
        <draw:frame draw:style-name="gr3" draw:text-style-name="P3" draw:layer="layout" svg:width="3.076cm" svg:height="1.077cm" svg:x="1.001cm" svg:y="4.301cm">
          <draw:text-box>
            <text:p text:style-name="P2"><text:span text:style-name="T1">Item Name:</text:span></text:p>
          </draw:text-box>
        </draw:frame>
        <draw:frame draw:style-name="gr3" draw:text-style-name="P3" draw:layer="layout" svg:width="3.025cm" svg:height="1.077cm" svg:x="1.001cm" svg:y="5.302cm">
          <draw:text-box>
            <text:p text:style-name="P2"><text:span text:style-name="T1">Item Value:</text:span></text:p>
          </draw:text-box>
        </draw:frame>
        <draw:frame draw:style-name="gr3" draw:text-style-name="P3" draw:layer="layout" svg:width="4.24cm" svg:height="1.077cm" svg:x="1.002cm" svg:y="6.503cm">
          <draw:text-box>
            <text:p text:style-name="P2"><text:span text:style-name="T1">Item Description:</text:span></text:p>
          </draw:text-box>
        </draw:frame>
        <draw:frame draw:style-name="gr3" draw:text-style-name="P3" draw:layer="layout" svg:width="3.457cm" svg:height="1.077cm" svg:x="1.002cm" svg:y="12.904cm">
          <draw:text-box>
            <text:p text:style-name="P2"><text:span text:style-name="T1">Donor Name:</text:span></text:p>
          </draw:text-box>
        </draw:frame>
        <draw:rect draw:style-name="gr2" draw:text-style-name="P1" draw:layer="layout" svg:width="4.445cm" svg:height="1.64cm" svg:x="1cm" svg:y="14.901cm">
          <text:p/>
        </draw:rect>
        <draw:frame draw:style-name="gr3" draw:text-style-name="P3" draw:layer="layout" svg:width="4.473cm" svg:height="1.077cm" svg:x="1cm" svg:y="14.101cm">
          <draw:text-box>
            <text:p text:style-name="P2"><text:span text:style-name="T1">BLOCK NUMBER</text:span></text:p>
          </draw:text-box>
        </draw:frame>
        <draw:rect draw:style-name="gr2" draw:text-style-name="P1" draw:layer="layout" svg:width="4.445cm" svg:height="1.64cm" svg:x="5.901cm" svg:y="14.901cm">
          <text:p/>
        </draw:rect>
        <draw:frame draw:style-name="gr3" draw:text-style-name="P3" draw:layer="layout" svg:width="3.978cm" svg:height="1.077cm" svg:x="6.101cm" svg:y="14.101cm">
          <draw:text-box>
            <text:p text:style-name="P2"><text:span text:style-name="T1">ITEM NUMBER</text:span></text:p>
          </draw:text-box>
        </draw:frame>
        <draw:rect draw:style-name="gr2" draw:text-style-name="P1" draw:layer="layout" svg:width="4.445cm" svg:height="1.64cm" svg:x="15.901cm" svg:y="14.901cm">
          <text:p/>
        </draw:rect>
        <draw:frame draw:style-name="gr3" draw:text-style-name="P3" draw:layer="layout" svg:width="5.209cm" svg:height="1.077cm" svg:x="15.501cm" svg:y="14.101cm">
          <draw:text-box>
            <text:p text:style-name="P2"><text:span text:style-name="T1">CONTROL NUMBER</text:span></text:p>
          </draw:text-box>
        </draw:frame>
        <draw:frame draw:style-name="gr3" draw:text-style-name="P3" draw:layer="layout" svg:width="3.076cm" svg:height="1.077cm" svg:x="1.001cm" svg:y="17.302cm">
          <draw:text-box>
            <text:p text:style-name="P2"><text:span text:style-name="T1">Item Name:</text:span></text:p>
          </draw:text-box>
        </draw:frame>
        <draw:frame draw:style-name="gr3" draw:text-style-name="P3" draw:layer="layout" svg:width="3.025cm" svg:height="1.077cm" svg:x="1.001cm" svg:y="18.303cm">
          <draw:text-box>
            <text:p text:style-name="P2"><text:span text:style-name="T1">Item Value:</text:span></text:p>
          </draw:text-box>
        </draw:frame>
        <draw:frame draw:style-name="gr3" draw:text-style-name="P3" draw:layer="layout" svg:width="4.24cm" svg:height="1.077cm" svg:x="1.002cm" svg:y="19.504cm">
          <draw:text-box>
            <text:p text:style-name="P2"><text:span text:style-name="T1">Item Description:</text:span></text:p>
          </draw:text-box>
        </draw:frame>
        <draw:frame draw:style-name="gr3" draw:text-style-name="P3" draw:layer="layout" svg:width="3.457cm" svg:height="1.077cm" svg:x="1.002cm" svg:y="25.905cm">
          <draw:text-box>
            <text:p text:style-name="P2"><text:span text:style-name="T1">Donor Name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dc:creator>Darryl Patterson</dc:creator>
    <dc:date>2007-11-06T21:34:27</dc:date>
    <meta:editing-cycles>6</meta:editing-cycles>
    <meta:editing-duration>PT8M32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